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enticationProfileManager.getRequest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ser.User( Request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enticationProfileManager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dWriteLock.readLoc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uthenticationProfileManager.getProfile( String layoutKey , Map parameters , Object factory , boolean forcedLoad , PortalService servic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ReadWriteLock.releaseLock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uthenticationProfileManager.loadProfile( Object key , Map map , Object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uthenticationProfileManager.isSourceNotFoundException( Throwable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uthenticationProfileManager.getOrCreateProfile( String layoutKey , Map parameters , PortalService service , Object factor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uthenticationProfileManager.saveUserLayout( String layout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User.isUserInRol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WriteLock.releaseReadLoc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adWriteLock.writeLock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uthenticationProfileManager.checkValidity( Object key , Map parameters , boolean forcedLoad , ProfileLS adapt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User.ge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enticationProfileManager.buildKey( PortalService service , Map parameters , String layoutKey , boolean loa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uthenticationProfileManager.getDeltaProfile( String layoutKey , Map parameters , PortalService service , Object factory , boolean forcedLoa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AuthenticationProfileManager.saveUserCopletInstanceDatas( String layout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uthenticationProfileManager.loadProfile( String layoutKey , PortalService service , CopletFactory copletFactory , LayoutFactory layoutFactory , ServiceSelector adapterSelec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50">
            <text:p text:style-name="Table_20_Contents">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